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6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Вимоги до сайту " table:style-name="ta1">
        <table:shapes>
          <draw:polyline draw:z-index="0" draw:style-name="gr1" draw:text-style-name="P1" svg:width="4.57mm" svg:height="0.11mm" draw:transform="rotate (-0.877900613753148) translate (168.562203062142mm 9.75345154297724mm)" svg:viewBox="0 0 458 12" draw:points="0,12 382,8 458,0">
            <text:p/>
          </draw:polyline>
          <draw:polyline draw:z-index="1" draw:style-name="gr1" draw:text-style-name="P1" svg:width="4.97mm" svg:height="0.88mm" draw:transform="rotate (-2.32111337222726) translate (172.418377792833mm 10.1644105394713mm)" svg:viewBox="0 0 498 89" draw:points="0,89 383,71 498,0">
            <text:p/>
          </draw:polyline>
          <draw:polyline draw:z-index="2" draw:style-name="gr1" draw:text-style-name="P1" svg:width="4.95mm" svg:height="0.64mm" draw:transform="rotate (-0.822399143539728) translate (170.596689138116mm 13.8973430987166mm)" svg:viewBox="0 0 496 65" draw:points="0,65 382,45 496,0">
            <text:p/>
          </draw:polyline>
          <draw:polyline draw:z-index="3" draw:style-name="gr1" draw:text-style-name="P1" svg:width="4.16mm" svg:height="0.77mm" draw:transform="rotate (-2.6476644752754) translate (174.608640879281mm 15.0246404099284mm)" svg:viewBox="0 0 417 78" draw:points="0,78 318,67 417,0">
            <text:p/>
          </draw:polyline>
          <draw:polyline draw:z-index="4" draw:style-name="gr1" draw:text-style-name="P1" svg:width="6.82mm" svg:height="0.04mm" draw:transform="rotate (-0.493928178314395) translate (189.385965823038mm 18.8117762333801mm)" svg:viewBox="0 0 683 5" draw:points="0,5 341,2 683,0 683,0">
            <text:p/>
          </draw:polyline>
          <draw:polyline draw:z-index="5" draw:style-name="gr1" draw:text-style-name="P1" svg:width="6.6mm" svg:height="0.04mm" draw:transform="rotate (-2.73423280617432) translate (195.147988176414mm 18.6316879422258mm)" svg:viewBox="0 0 661 5" draw:points="0,5 331,2 661,0 661,0">
            <text:p/>
          </draw:polyline>
          <draw:polyline draw:z-index="6" draw:style-name="gr1" draw:text-style-name="P1" svg:width="4.61mm" svg:height="0.14mm" draw:transform="rotate (-0.70179689222692) translate (214.186018518709mm 23.256417643728mm)" svg:viewBox="0 0 462 15" draw:points="0,15 348,0 462,8">
            <text:p/>
          </draw:polyline>
          <draw:polyline draw:z-index="7" draw:style-name="gr1" draw:text-style-name="P1" svg:width="6.8mm" svg:height="0.52mm" draw:transform="rotate (-2.73283654277272) translate (218.969261763855mm 23.853112658359mm)" svg:viewBox="0 0 681 53" draw:points="0,53 330,51 646,13 681,0">
            <text:p/>
          </draw:polyline>
          <draw:polyline draw:z-index="8" draw:style-name="gr1" draw:text-style-name="P1" svg:width="8.72mm" svg:height="1.07mm" draw:transform="rotate (-0.313286600732982) translate (280.05mm 27.62mm)" svg:viewBox="0 0 873 108" draw:points="0,0 320,9 631,75 873,108">
            <text:p/>
          </draw:polyline>
          <draw:polyline draw:z-index="9" draw:style-name="gr1" draw:text-style-name="P1" svg:width="6.1mm" svg:height="0.31mm" draw:transform="rotate (-2.32111337222726) translate (286.92mm 27.36mm)" svg:viewBox="0 0 611 32" draw:points="0,0 381,20 611,32">
            <text:p/>
          </draw:polyline>
          <draw:polyline draw:z-index="10" draw:style-name="gr1" draw:text-style-name="P1" svg:width="6.68mm" svg:height="2.42mm" draw:transform="rotate (-0.210486707790516) translate (168.201757062515mm 32.0849707928995mm)" svg:viewBox="0 0 669 243" draw:points="0,6 280,0 593,151 669,243">
            <text:p/>
          </draw:polyline>
          <draw:polyline draw:z-index="11" draw:style-name="gr1" draw:text-style-name="P1" svg:width="6.1mm" svg:height="0.88mm" draw:transform="rotate (-2.90091174973977) translate (175.520585223292mm 32.6057656624459mm)" svg:viewBox="0 0 611 89" draw:points="0,76 280,89 585,0 611,6">
            <text:p/>
          </draw:polyline>
          <draw:polyline draw:z-index="12" draw:style-name="gr1" draw:text-style-name="P1" svg:width="7.54mm" svg:height="0.09mm" draw:transform="rotate (-0.628842129493557) translate (168.744866928306mm 59.7533086184809mm)" svg:viewBox="0 0 755 10" draw:points="0,1 407,0 755,10 755,10">
            <text:p/>
          </draw:polyline>
          <draw:polyline draw:z-index="13" draw:style-name="gr1" draw:text-style-name="P1" svg:width="8.61mm" svg:height="2.51mm" draw:transform="rotate (-2.82952778333321) translate (175.845206515923mm 62.1629531058857mm)" svg:viewBox="0 0 862 252" draw:points="0,252 355,227 690,84 862,0">
            <text:p/>
          </draw:polyline>
          <draw:polyline draw:z-index="14" draw:style-name="gr1" draw:text-style-name="P1" svg:width="5.88mm" svg:height="0.17mm" draw:transform="rotate (-0.60336032241444) translate (237.003234847857mm 36.7701848054643mm)" svg:viewBox="0 0 589 18" draw:points="0,18 332,15 589,0">
            <text:p/>
          </draw:polyline>
          <draw:polyline draw:z-index="15" draw:style-name="gr1" draw:text-style-name="P1" svg:width="5.23mm" svg:height="0.1mm" draw:transform="rotate (-2.68972691024846) translate (242.168795416096mm 37.0205348455416mm)" svg:viewBox="0 0 524 11" draw:points="0,11 341,0 524,0">
            <text:p/>
          </draw:polyline>
          <draw:polyline draw:z-index="16" draw:style-name="gr1" draw:text-style-name="P1" svg:width="8.16mm" svg:height="0.54mm" draw:transform="rotate (-0.493928178314395) translate (214.043429650839mm 39.9550461076398mm)" svg:viewBox="0 0 817 55" draw:points="0,47 378,55 695,5 817,0">
            <text:p/>
          </draw:polyline>
          <draw:polyline draw:z-index="17" draw:style-name="gr1" draw:text-style-name="P1" svg:width="6.33mm" svg:height="0.3mm" draw:transform="rotate (-2.56685573090806) translate (220.96mm 40.9mm)" svg:viewBox="0 0 634 31" draw:points="0,0 318,15 634,31">
            <text:p/>
          </draw:polyline>
          <draw:polyline draw:z-index="18" draw:style-name="gr1" draw:text-style-name="P1" svg:width="6.83mm" svg:height="1.78mm" draw:transform="rotate (-0.210486707790516) translate (283.07mm 45.69mm)" svg:viewBox="0 0 684 179" draw:points="0,0 285,20 593,144 684,179">
            <text:p/>
          </draw:polyline>
          <draw:polyline draw:z-index="19" draw:style-name="gr1" draw:text-style-name="P1" svg:width="6.13mm" svg:height="0.76mm" draw:transform="rotate (-2.37260058516109) translate (290.22mm 45.15mm)" svg:viewBox="0 0 614 77" draw:points="0,0 365,19 614,77">
            <text:p/>
          </draw:polyline>
          <draw:polyline draw:z-index="20" draw:style-name="gr1" draw:text-style-name="P1" svg:width="7.93mm" svg:height="0.35mm" draw:transform="rotate (-0.449073216538141) translate (281.574656972051mm 49.6190766775824mm)" svg:viewBox="0 0 794 36" draw:points="0,36 330,23 624,0 794,36">
            <text:p/>
          </draw:polyline>
          <draw:polyline draw:z-index="21" draw:style-name="gr1" draw:text-style-name="P1" svg:width="6.69mm" svg:height="0.88mm" draw:transform="rotate (-2.6476644752754) translate (289.94mm 50.2mm)" svg:viewBox="0 0 670 89" draw:points="0,0 329,26 609,86 670,89">
            <text:p/>
          </draw:polyline>
          <draw:path draw:z-index="22" draw:style-name="gr1" draw:text-style-name="P1" svg:width="10.01mm" svg:height="2.95mm" draw:transform="rotate (-0.117635191584418) translate (257.806547601075mm 54.0499806608422mm)" svg:viewBox="0 0 1002 296" svg:d="M0 14c343-90 548 281 887 243l115 39">
            <text:p/>
          </draw:path>
          <draw:polyline draw:z-index="23" draw:style-name="gr1" draw:text-style-name="P1" svg:width="7.44mm" svg:height="0.12mm" draw:transform="rotate (-2.64940980452739) translate (266.86mm 53.92mm)" svg:viewBox="0 0 745 13" draw:points="0,0 305,13 623,3 745,8">
            <text:p/>
          </draw:polylin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Вимоги до сайту <text:a xlink:href="https://bezbrendu.com/" xlink:type="simple">https://bezbrendu.com/</text:a>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3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5</text:p>
          </table:table-cell>
          <table:table-cell table:style-name="ce6" office:value-type="string" calcext:value-type="string">
            <text:p>T6</text:p>
          </table:table-cell>
        </table:table-row>
        <table:table-row table:style-name="ro1">
          <table:table-cell office:value-type="string" calcext:value-type="string">
            <text:p>Логотип знаходиться у верхньому лівому кутку </text:p>
          </table:table-cell>
          <table:table-cell/>
          <table:table-cell office:value-type="string" calcext:value-type="string">
            <text:p>R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Логотип клібалельний </text:p>
          </table:table-cell>
          <table:table-cell/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ся важлива інформація знаходиться у верхньому лівому кутку </text:p>
          </table:table-cell>
          <table:table-cell/>
          <table:table-cell office:value-type="string" calcext:value-type="string">
            <text:p>R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еню не змінює свого розташування при зміні сторінок сайту </text:p>
          </table:table-cell>
          <table:table-cell/>
          <table:table-cell office:value-type="string" calcext:value-type="string">
            <text:p>R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а сторінці “Контакти” можна скопіювати інформацію </text:p>
          </table:table-cell>
          <table:table-cell/>
          <table:table-cell office:value-type="string" calcext:value-type="string">
            <text:p>R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нтакти магазину знаходяться в шапці сайту </text:p>
          </table:table-cell>
          <table:table-cell/>
          <table:table-cell office:value-type="string" calcext:value-type="string">
            <text:p>R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ошук розміщений в доступному місці </text:p>
          </table:table-cell>
          <table:table-cell/>
          <table:table-cell office:value-type="string" calcext:value-type="string">
            <text:p>R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торінки “Умови оплати”, “Контакти” легкодоступні </text:p>
          </table:table-cell>
          <table:table-cell/>
          <table:table-cell office:value-type="string" calcext:value-type="string">
            <text:p>R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а сайті місце розташування магазину показано на карті</text:p>
          </table:table-cell>
          <table:table-cell/>
          <table:table-cell office:value-type="string" calcext:value-type="string">
            <text:p>R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аявність номера телефону для зв’язку </text:p>
          </table:table-cell>
          <table:table-cell/>
          <table:table-cell office:value-type="string" calcext:value-type="string">
            <text:p>R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Зображення на сайті високої якості </text:p>
          </table:table-cell>
          <table:table-cell/>
          <table:table-cell office:value-type="string" calcext:value-type="string">
            <text:p>R11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рисутня кнопка для швидкого прокручування вгору </text:p>
          </table:table-cell>
          <table:table-cell/>
          <table:table-cell table:style-name="ce3" office:value-type="string" calcext:value-type="string">
            <text:p>R12</text:p>
          </table:table-cell>
          <table:table-cell table:style-name="ce5" table:number-columns-repeated="5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2:45:47.85900000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8T12:03:07.329000000</meta:creation-date>
    <dc:date>2024-04-18T13:07:01.393000000</dc:date>
    <meta:editing-duration>PT4M56S</meta:editing-duration>
    <meta:editing-cycles>2</meta:editing-cycles>
    <meta:generator>XLSX_Editor/6.2.8.2$Windows_x86 LibreOffice_project/</meta:generator>
    <meta:document-statistic meta:table-count="1" meta:cell-count="31" meta:object-count="24"/>
  </office:meta>
</office:document-meta>
</file>